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0115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>
        <table:iteration table:status="enable" table:maximum-difference="0.00001"/>
      </table:calculation-settings>
      <table:table table:name="Sheet1" table:style-name="ta1">
        <table:table-column table:style-name="co1" table:number-columns-repeated="6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Trukmė</text:p>
          </table:table-cell>
          <table:table-cell office:value-type="string" calcext:value-type="string">
            <text:p>Faktorius</text:p>
          </table:table-cell>
          <table:table-cell office:value-type="string" calcext:value-type="string">
            <text:p>Trukmė</text:p>
          </table:table-cell>
          <table:table-cell office:value-type="string" calcext:value-type="string">
            <text:p>Pasiruošimas</text:p>
          </table:table-cell>
          <table:table-cell office:value-type="string" calcext:value-type="string">
            <text:p>Suma laikas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Laidos / interviu trukmė</text:p>
          </table:table-cell>
          <table:table-cell table:style-name="ce1" office:value-type="string" calcext:value-type="string">
            <text:p>Laikas pasiruošimui</text:p>
          </table:table-cell>
          <table:table-cell table:style-name="ce1" office:value-type="string" calcext:value-type="string">
            <text:p>Bendra trukmė</text:p>
          </table:table-cell>
          <table:table-cell table:style-name="ce1" office:value-type="string" calcext:value-type="string">
            <text:p>Kaina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A2]" office:value-type="float" office:value="5" calcext:value-type="float">
            <text:p>5</text:p>
          </table:table-cell>
          <table:table-cell table:formula="of:=[.A2]*[.B2]" office:value-type="float" office:value="55" calcext:value-type="float">
            <text:p>55</text:p>
          </table:table-cell>
          <table:table-cell table:formula="of:=([.C2]+[.D2])/60" office:value-type="float" office:value="1" calcext:value-type="float">
            <text:p>1</text:p>
          </table:table-cell>
          <table:table-cell table:formula="of:=[.E2]*[.$F$1]" office:value-type="float" office:value="60" calcext:value-type="float">
            <text:p>60</text:p>
          </table:table-cell>
          <table:table-cell table:formula="of:=COM.MICROSOFT.CONCAT(&quot;Iki &quot;; [.C2]; &quot; min.&quot;)" office:value-type="string" office:string-value="Iki 5 min." calcext:value-type="string">
            <text:p>Iki 5 min.</text:p>
          </table:table-cell>
          <table:table-cell table:formula="of:=COM.MICROSOFT.CONCAT([.D2];&quot; min.&quot;)" office:value-type="string" office:string-value="55 min." calcext:value-type="string">
            <text:p>55 min.</text:p>
          </table:table-cell>
          <table:table-cell table:style-name="ce2" table:formula="of:=COM.MICROSOFT.CONCAT([.E2]; &quot; val.&quot;)" office:value-type="string" office:string-value="1 val." calcext:value-type="string">
            <text:p>1 val.</text:p>
          </table:table-cell>
          <table:table-cell table:formula="of:=[.F2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A3]" office:value-type="float" office:value="15" calcext:value-type="float">
            <text:p>15</text:p>
          </table:table-cell>
          <table:table-cell table:formula="of:=[.A3]*[.B3]" office:value-type="float" office:value="135" calcext:value-type="float">
            <text:p>135</text:p>
          </table:table-cell>
          <table:table-cell table:formula="of:=([.C3]+[.D3])/60" office:value-type="float" office:value="2.5" calcext:value-type="float">
            <text:p>2.5</text:p>
          </table:table-cell>
          <table:table-cell table:formula="of:=[.E3]*[.$F$1]" office:value-type="float" office:value="150" calcext:value-type="float">
            <text:p>150</text:p>
          </table:table-cell>
          <table:table-cell table:formula="of:=COM.MICROSOFT.CONCAT(&quot;Iki &quot;; [.C3]; &quot; min.&quot;)" office:value-type="string" office:string-value="Iki 15 min." calcext:value-type="string">
            <text:p>Iki 15 min.</text:p>
          </table:table-cell>
          <table:table-cell table:formula="of:=COM.MICROSOFT.CONCAT([.D3];&quot; min.&quot;)" office:value-type="string" office:string-value="135 min." calcext:value-type="string">
            <text:p>135 min.</text:p>
          </table:table-cell>
          <table:table-cell table:style-name="ce2" table:formula="of:=COM.MICROSOFT.CONCAT([.E3]; &quot; val.&quot;)" office:value-type="string" office:string-value="2.5 val." calcext:value-type="string">
            <text:p>2.5 val.</text:p>
          </table:table-cell>
          <table:table-cell table:formula="of:=[.F3]" office:value-type="currency" office:currency="EUR" office:value="150" calcext:value-type="currency">
            <text:p>150 €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A4]" office:value-type="float" office:value="30" calcext:value-type="float">
            <text:p>30</text:p>
          </table:table-cell>
          <table:table-cell table:formula="of:=[.A4]*[.B4]" office:value-type="float" office:value="180" calcext:value-type="float">
            <text:p>180</text:p>
          </table:table-cell>
          <table:table-cell table:formula="of:=([.C4]+[.D4])/60" office:value-type="float" office:value="3.5" calcext:value-type="float">
            <text:p>3.5</text:p>
          </table:table-cell>
          <table:table-cell table:formula="of:=[.E4]*[.$F$1]" office:value-type="float" office:value="210" calcext:value-type="float">
            <text:p>210</text:p>
          </table:table-cell>
          <table:table-cell table:formula="of:=COM.MICROSOFT.CONCAT(&quot;Iki &quot;; [.C4]; &quot; min.&quot;)" office:value-type="string" office:string-value="Iki 30 min." calcext:value-type="string">
            <text:p>Iki 30 min.</text:p>
          </table:table-cell>
          <table:table-cell table:formula="of:=COM.MICROSOFT.CONCAT([.D4];&quot; min.&quot;)" office:value-type="string" office:string-value="180 min." calcext:value-type="string">
            <text:p>180 min.</text:p>
          </table:table-cell>
          <table:table-cell table:style-name="ce2" table:formula="of:=COM.MICROSOFT.CONCAT([.E4]; &quot; val.&quot;)" office:value-type="string" office:string-value="3.5 val." calcext:value-type="string">
            <text:p>3.5 val.</text:p>
          </table:table-cell>
          <table:table-cell table:formula="of:=[.F4]" office:value-type="currency" office:currency="EUR" office:value="210" calcext:value-type="currency">
            <text:p>210 €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A5]" office:value-type="float" office:value="60" calcext:value-type="float">
            <text:p>60</text:p>
          </table:table-cell>
          <table:table-cell table:formula="of:=[.A5]*[.B5]" office:value-type="float" office:value="240" calcext:value-type="float">
            <text:p>240</text:p>
          </table:table-cell>
          <table:table-cell table:formula="of:=([.C5]+[.D5])/60" office:value-type="float" office:value="5" calcext:value-type="float">
            <text:p>5</text:p>
          </table:table-cell>
          <table:table-cell table:formula="of:=[.E5]*[.$F$1]" office:value-type="float" office:value="300" calcext:value-type="float">
            <text:p>300</text:p>
          </table:table-cell>
          <table:table-cell table:formula="of:=COM.MICROSOFT.CONCAT(&quot;Iki &quot;; [.C5]; &quot; min.&quot;)" office:value-type="string" office:string-value="Iki 60 min." calcext:value-type="string">
            <text:p>Iki 60 min.</text:p>
          </table:table-cell>
          <table:table-cell table:formula="of:=COM.MICROSOFT.CONCAT([.D5];&quot; min.&quot;)" office:value-type="string" office:string-value="240 min." calcext:value-type="string">
            <text:p>240 min.</text:p>
          </table:table-cell>
          <table:table-cell table:style-name="ce2" table:formula="of:=COM.MICROSOFT.CONCAT([.E5]; &quot; val.&quot;)" office:value-type="string" office:string-value="5 val." calcext:value-type="string">
            <text:p>5 val.</text:p>
          </table:table-cell>
          <table:table-cell table:formula="of:=[.F5]" office:value-type="currency" office:currency="EUR" office:value="300" calcext:value-type="currency">
            <text:p>300 €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/>
          <table:table-cell table:style-name="Default"/>
        </table:table-row>
        <table:table-row table:style-name="ro2">
          <table:table-cell table:number-columns-repeated="5"/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number-columns-repeated="6"/>
          <table:table-cell table:style-name="ce1" office:value-type="string" calcext:value-type="string">
            <text:p>Konferencijos pranešimo trukmė</text:p>
          </table:table-cell>
          <table:table-cell table:style-name="ce1" office:value-type="string" calcext:value-type="string">
            <text:p>Laikas pasiruošimui</text:p>
          </table:table-cell>
          <table:table-cell table:style-name="ce1" office:value-type="string" calcext:value-type="string">
            <text:p>Bendra trukmė</text:p>
          </table:table-cell>
          <table:table-cell table:style-name="ce1" office:value-type="string" calcext:value-type="string">
            <text:p>Kaina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[.A9]" office:value-type="float" office:value="15" calcext:value-type="float">
            <text:p>15</text:p>
          </table:table-cell>
          <table:table-cell table:formula="of:=[.A9]*[.B9]" office:value-type="float" office:value="285" calcext:value-type="float">
            <text:p>285</text:p>
          </table:table-cell>
          <table:table-cell table:formula="of:=([.C9]+[.D9])/60" office:value-type="float" office:value="5" calcext:value-type="float">
            <text:p>5</text:p>
          </table:table-cell>
          <table:table-cell table:formula="of:=[.E9]*[.$F$7]" office:value-type="float" office:value="300" calcext:value-type="float">
            <text:p>300</text:p>
          </table:table-cell>
          <table:table-cell table:formula="of:=COM.MICROSOFT.CONCAT(&quot;Iki &quot;; [.C9]; &quot; min.&quot;)" office:value-type="string" office:string-value="Iki 15 min." calcext:value-type="string">
            <text:p>Iki 15 min.</text:p>
          </table:table-cell>
          <table:table-cell table:formula="of:=COM.MICROSOFT.CONCAT([.D9];&quot; min.&quot;)" office:value-type="string" office:string-value="285 min." calcext:value-type="string">
            <text:p>285 min.</text:p>
          </table:table-cell>
          <table:table-cell table:style-name="ce2" table:formula="of:=COM.MICROSOFT.CONCAT([.E9]; &quot; val.&quot;)" office:value-type="string" office:string-value="5 val." calcext:value-type="string">
            <text:p>5 val.</text:p>
          </table:table-cell>
          <table:table-cell table:formula="of:=[.F9]" office:value-type="currency" office:currency="EUR" office:value="300" calcext:value-type="currency">
            <text:p>300 €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A10]" office:value-type="float" office:value="30" calcext:value-type="float">
            <text:p>30</text:p>
          </table:table-cell>
          <table:table-cell table:formula="of:=[.A10]*[.B10]" office:value-type="float" office:value="450" calcext:value-type="float">
            <text:p>450</text:p>
          </table:table-cell>
          <table:table-cell table:formula="of:=([.C10]+[.D10])/60" office:value-type="float" office:value="8" calcext:value-type="float">
            <text:p>8</text:p>
          </table:table-cell>
          <table:table-cell table:formula="of:=[.E10]*[.$F$7]" office:value-type="float" office:value="480" calcext:value-type="float">
            <text:p>480</text:p>
          </table:table-cell>
          <table:table-cell table:formula="of:=COM.MICROSOFT.CONCAT(&quot;Iki &quot;; [.C10]; &quot; min.&quot;)" office:value-type="string" office:string-value="Iki 30 min." calcext:value-type="string">
            <text:p>Iki 30 min.</text:p>
          </table:table-cell>
          <table:table-cell table:formula="of:=COM.MICROSOFT.CONCAT([.D10];&quot; min.&quot;)" office:value-type="string" office:string-value="450 min." calcext:value-type="string">
            <text:p>450 min.</text:p>
          </table:table-cell>
          <table:table-cell table:style-name="ce2" table:formula="of:=COM.MICROSOFT.CONCAT([.E10]; &quot; val.&quot;)" office:value-type="string" office:string-value="8 val." calcext:value-type="string">
            <text:p>8 val.</text:p>
          </table:table-cell>
          <table:table-cell table:formula="of:=[.F10]" office:value-type="currency" office:currency="EUR" office:value="480" calcext:value-type="currency">
            <text:p>480 €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A11]" office:value-type="float" office:value="60" calcext:value-type="float">
            <text:p>60</text:p>
          </table:table-cell>
          <table:table-cell table:formula="of:=[.A11]*[.B11]" office:value-type="float" office:value="720" calcext:value-type="float">
            <text:p>720</text:p>
          </table:table-cell>
          <table:table-cell table:formula="of:=([.C11]+[.D11])/60" office:value-type="float" office:value="13" calcext:value-type="float">
            <text:p>13</text:p>
          </table:table-cell>
          <table:table-cell table:formula="of:=[.E11]*[.$F$7]" office:value-type="float" office:value="780" calcext:value-type="float">
            <text:p>780</text:p>
          </table:table-cell>
          <table:table-cell table:formula="of:=COM.MICROSOFT.CONCAT(&quot;Iki &quot;; [.C11]; &quot; min.&quot;)" office:value-type="string" office:string-value="Iki 60 min." calcext:value-type="string">
            <text:p>Iki 60 min.</text:p>
          </table:table-cell>
          <table:table-cell table:formula="of:=COM.MICROSOFT.CONCAT([.D11];&quot; min.&quot;)" office:value-type="string" office:string-value="720 min." calcext:value-type="string">
            <text:p>720 min.</text:p>
          </table:table-cell>
          <table:table-cell table:style-name="ce2" table:formula="of:=COM.MICROSOFT.CONCAT([.E11]; &quot; val.&quot;)" office:value-type="string" office:string-value="13 val." calcext:value-type="string">
            <text:p>13 val.</text:p>
          </table:table-cell>
          <table:table-cell table:formula="of:=[.F11]" office:value-type="currency" office:currency="EUR" office:value="780" calcext:value-type="currency">
            <text:p>780 €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6"/>
          <table:table-cell table:style-name="Default" table:number-columns-repeated="2"/>
          <table:table-cell/>
          <table:table-cell table:style-name="Default"/>
        </table:table-row>
        <table:table-row table:style-name="ro2">
          <table:table-cell table:number-columns-repeated="6"/>
          <table:table-cell table:style-name="ce1" office:value-type="string" calcext:value-type="string">
            <text:p>Kelionė</text:p>
          </table:table-cell>
          <table:table-cell table:style-name="ce1" office:value-type="string" calcext:value-type="string">
            <text:p>Kaina</text:p>
          </table:table-cell>
          <table:table-cell/>
          <table:table-cell table:style-name="Default"/>
        </table:table-row>
        <table:table-row table:style-name="ro3">
          <table:table-cell table:number-columns-repeated="6"/>
          <table:table-cell office:value-type="string" calcext:value-type="string">
            <text:p>Telefonu / vietoje</text:p>
          </table:table-cell>
          <table:table-cell office:value-type="string" calcext:value-type="string">
            <text:p>0€</text:p>
          </table:table-cell>
          <table:table-cell/>
          <table:table-cell table:style-name="Default"/>
        </table:table-row>
        <table:table-row table:style-name="ro3">
          <table:table-cell table:number-columns-repeated="6"/>
          <table:table-cell office:value-type="string" calcext:value-type="string">
            <text:p>Atvykimas Vilniuje</text:p>
          </table:table-cell>
          <table:table-cell office:value-type="string" calcext:value-type="string">
            <text:p>25€</text:p>
          </table:table-cell>
          <table:table-cell/>
          <table:table-cell table:style-name="Default"/>
        </table:table-row>
        <table:table-row table:style-name="ro3">
          <table:table-cell table:number-columns-repeated="6"/>
          <table:table-cell office:value-type="string" calcext:value-type="string">
            <text:p>Lietuvoje</text:p>
          </table:table-cell>
          <table:table-cell office:value-type="string" calcext:value-type="string">
            <text:p>Pagal susitarimą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lt" fo:country="L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21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1" number:language="en" number:country="US" number:title="User-defined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1P0"/>
    </number:currency-style>
    <number:currency-style style:name="N20104P0" style:volatile="true" number:language="lld" number:country="IT">
      <number:currency-symbol number:language="lld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20104" number:language="lld" number:country="IT">
      <style:text-properties fo:color="#ff0000"/>
      <number:text>-</number:text>
      <number:currency-symbol number:language="lld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20104P0"/>
    </number:currency-style>
    <number:currency-style style:name="N40113P0" style:volatile="true" number:language="lt" number:country="LT">
      <number:number number:decimal-places="2" loext:min-decimal-places="2" number:min-integer-digits="1" number:grouping="true"/>
      <number:text> </number:text>
      <number:currency-symbol number:language="lt" number:country="LT">€</number:currency-symbol>
    </number:currency-style>
    <number:currency-style style:name="N40113" number:language="lt" number:country="LT" number:title="User-defined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lt" number:country="LT">€</number:currency-symbol>
      <style:map style:condition="value()&gt;=0" style:apply-style-name="N40113P0"/>
    </number:currency-style>
    <number:currency-style style:name="N40114P0" style:volatile="true" number:language="lt" number:country="LT">
      <number:number number:decimal-places="1" loext:min-decimal-places="1" number:min-integer-digits="1" number:grouping="true"/>
      <number:text> </number:text>
      <number:currency-symbol number:language="lt" number:country="LT">€</number:currency-symbol>
    </number:currency-style>
    <number:currency-style style:name="N40114" number:language="lt" number:country="LT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lt" number:country="LT">€</number:currency-symbol>
      <style:map style:condition="value()&gt;=0" style:apply-style-name="N40114P0"/>
    </number:currency-style>
    <number:currency-style style:name="N40115P0" style:volatile="true" number:language="lt" number:country="LT">
      <number:number number:decimal-places="0" loext:min-decimal-places="0" number:min-integer-digits="1" number:grouping="true"/>
      <number:text> </number:text>
      <number:currency-symbol number:language="lt" number:country="LT">€</number:currency-symbol>
    </number:currency-style>
    <number:currency-style style:name="N40115" number:language="lt" number:country="LT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lt" number:country="LT">€</number:currency-symbol>
      <style:map style:condition="value()&gt;=0" style:apply-style-name="N40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24T09:47:27.038359988</meta:creation-date>
    <dc:date>2020-01-24T10:47:12.725030989</dc:date>
    <meta:editing-duration>PT6M3S</meta:editing-duration>
    <meta:editing-cycles>1</meta:editing-cycles>
    <meta:document-statistic meta:table-count="1" meta:cell-count="93" meta:object-count="0"/>
    <meta:generator>LibreOffice/6.3.4.2$Linux_X86_64 LibreOffice_project/30$Build-2</meta:generator>
  </office:meta>
</office:document-meta>
</file>